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ef1b" officeooo:paragraph-rsid="0015ef1b"/>
    </style:style>
    <style:style style:name="P2" style:family="paragraph" style:parent-style-name="Standard">
      <style:text-properties officeooo:rsid="001668fa" officeooo:paragraph-rsid="001668fa"/>
    </style:style>
    <style:style style:name="P3" style:family="paragraph" style:parent-style-name="Standard">
      <style:text-properties officeooo:rsid="001c3182" officeooo:paragraph-rsid="001668fa"/>
    </style:style>
    <style:style style:name="P4" style:family="paragraph" style:parent-style-name="Standard">
      <style:text-properties officeooo:rsid="001c3182" officeooo:paragraph-rsid="001c3182"/>
    </style:style>
    <style:style style:name="P5" style:family="paragraph" style:parent-style-name="Standard">
      <style:text-properties officeooo:rsid="001c3182" officeooo:paragraph-rsid="0026c697"/>
    </style:style>
    <style:style style:name="P6" style:family="paragraph" style:parent-style-name="Standard">
      <style:text-properties officeooo:rsid="00212180" officeooo:paragraph-rsid="00212180"/>
    </style:style>
    <style:style style:name="P7" style:family="paragraph" style:parent-style-name="Standard">
      <style:text-properties officeooo:rsid="0025de32" officeooo:paragraph-rsid="0025de32"/>
    </style:style>
    <style:style style:name="P8" style:family="paragraph" style:parent-style-name="Table_20_Contents">
      <style:text-properties officeooo:rsid="0015ef1b" officeooo:paragraph-rsid="0015ef1b"/>
    </style:style>
    <style:style style:name="T1" style:family="text">
      <style:text-properties officeooo:rsid="001668fa"/>
    </style:style>
    <style:style style:name="T2" style:family="text">
      <style:text-properties officeooo:rsid="00195de1"/>
    </style:style>
    <style:style style:name="T3" style:family="text">
      <style:text-properties officeooo:rsid="001a5eb9"/>
    </style:style>
    <style:style style:name="T4" style:family="text">
      <style:text-properties officeooo:rsid="001c3182"/>
    </style:style>
    <style:style style:name="T5" style:family="text">
      <style:text-properties officeooo:rsid="001ca609"/>
    </style:style>
    <style:style style:name="T6" style:family="text">
      <style:text-properties officeooo:rsid="0025de32"/>
    </style:style>
    <style:style style:name="T7" style:family="text">
      <style:text-properties officeooo:rsid="0026c697"/>
    </style:style>
    <style:style style:name="T8" style:family="text">
      <style:text-properties officeooo:rsid="00270c3e"/>
    </style:style>
    <style:style style:name="T9" style:family="text">
      <style:text-properties officeooo:rsid="002753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140433149662976">
          <table:table-cell table:style-name="Table1.A1" office:value-type="string">
            <text:p text:style-name="P8">Class Name</text:p>
          </table:table-cell>
          <table:table-cell table:style-name="Table1.A1" office:value-type="string">
            <text:p text:style-name="P8">Module</text:p>
          </table:table-cell>
          <table:table-cell table:style-name="Table1.A1" office:value-type="string">
            <text:p text:style-name="P8">Week (of 2)</text:p>
          </table:table-cell>
          <table:table-cell table:style-name="Table1.D1" office:value-type="string">
            <text:p text:style-name="P8">Day</text:p>
          </table:table-cell>
        </table:table-row>
        <table:table-row table:style-name="TableLine94127635344464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QL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1</text:p>
          </table:table-cell>
        </table:table-row>
        <table:table-row table:style-name="TableLine941276377115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>* What is SQL</text:p>
      <text:p text:style-name="P1">** Relational Databases:</text:p>
      <text:p text:style-name="P1">A database is a system for storing and retrieving data. In order to be usable data has to be presented in a clear, organized way that makes the relationship between each bit of data and the database as a <text:span text:style-name="T1">whole clear.</text:span></text:p>
      <text:p text:style-name="P1"/>
      <text:p text:style-name="P2"><text:span text:style-name="T2">There are two broad types of databases: relational and non-relational. Relational databases are the most common </text:span><text:span text:style-name="T3">and what we’ll be focusing on in this course. </text:span><text:span text:style-name="T8">They’re often abbreviated as SQL databases because SQL is the programming language used to interact with them. </text:span><text:span text:style-name="T4">Basically a relational database consist</text:span><text:span text:style-name="T6">s of one or several</text:span><text:span text:style-name="T4"> tables, which are organized into Rows, which represent individual items and columns that represent attributes of those items. </text:span><text:span text:style-name="T8">For now you can just think of non-relational databases as any sort of database that isn’t organized along those principals.</text:span></text:p>
      <text:p text:style-name="P4"/>
      <text:p text:style-name="P5">Programs used to maintain relational databases are called relational database management systems. Some examples of RDBMS are MySQL, MariaDB, and PostgreSQL, <text:span text:style-name="T9">IBM DB2</text:span>. While there are important differences between RDBMS, <text:span text:style-name="T5">these are beyo</text:span><text:span text:style-name="T7">n</text:span><text:span text:style-name="T5">d the scope of this course. What’s important for you to know is that</text:span> they can all <text:span text:style-name="T5">be interacted with using SQL. </text:span><text:span text:style-name="T7">Which means after this two week module, you’ll be ready to work with </text:span><text:span text:style-name="T9">all of them.</text:span><text:span text:style-name="T7"> </text:span></text:p>
      <text:p text:style-name="P5"/>
      <text:p text:style-name="P5"><text:span text:style-name="T7">An aside: Often students w</text:span><text:span text:style-name="T8">on’t</text:span><text:span text:style-name="T7"> </text:span><text:span text:style-name="T8">apply for a job because </text:span><text:span text:style-name="T7">it requests knowledge a particular piece of software </text:span><text:span text:style-name="T8">they’ve never heard of</text:span><text:span text:style-name="T7">. This is especially so when it’s listed as a “minimum qualification” or “essential” or something like that. It’s important to understand that job listings are often written by HR people with no technical background and just </text:span><text:span text:style-name="T8">base their requirements on a</text:span><text:span text:style-name="T7"> list of software people in their company use. Apply anyway. </text:span><text:span text:style-name="T8">If you have decent technical fundamentals, you probably either already know how to use that software or can pick it up in a couple of hours.</text:span></text:p>
      <text:p text:style-name="P3"/>
      <text:p text:style-name="P6">EX 1. <text:span text:style-name="T7">install RDBMS, create a database </text:span><text:span text:style-name="T8">and import data.</text:span></text:p>
      <text:p text:style-name="P6"/>
      <text:p text:style-name="P7">While there are many environments in which you can run SQL commands and even simulate a database, for this class I think it makes sense to <text:span text:style-name="T9">install a simpl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1:31:42.402194443</meta:creation-date>
    <meta:editing-duration>P4DT18H5M27S</meta:editing-duration>
    <meta:editing-cycles>5</meta:editing-cycles>
    <meta:generator>LibreOffice/7.0.4.2$Linux_X86_64 LibreOffice_project/00$Build-2</meta:generator>
    <dc:date>2022-06-10T14:52:41.394430989</dc:date>
    <meta:document-statistic meta:table-count="1" meta:image-count="0" meta:object-count="0" meta:page-count="1" meta:paragraph-count="15" meta:word-count="355" meta:character-count="2088" meta:non-whitespace-character-count="1746"/>
  </office:meta>
</office:document-meta>
</file>